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28_15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28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[?] Carvalho</text:p>
      <text:p text:style-name="P2">Signed letter<text:tab/><text:tab/><text:tab/><text:tab/><text:tab/>Y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Sabato Morais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30 September 1869</text:p>
      <text:p text:style-name="P2">Month<text:tab/><text:tab/><text:tab/><text:tab/><text:tab/><text:tab/>September</text:p>
      <text:p text:style-name="P2">Year<text:tab/><text:tab/><text:tab/><text:tab/><text:tab/><text:tab/>1869</text:p>
      <text:p text:style-name="P2">Hebrew Date<text:tab/><text:tab/><text:tab/><text:tab/><text:tab/></text:p>
      <text:p text:style-name="P2">Undated</text:p>
      <text:p text:style-name="P2">City<text:tab/><text:tab/><text:tab/><text:tab/><text:tab/><text:tab/>New York</text:p>
      <text:p text:style-name="P2">State<text:tab/><text:tab/><text:tab/><text:tab/><text:tab/><text:tab/>New York <text:s/><text:tab/><text:tab/><text:tab/><text:tab/>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1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/text:p>
      <text:p text:style-name="P2">Stamp</text:p>
      <text:p text:style-name="P2">Postmark<text:tab/><text:tab/><text:tab/>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2">(Symbols: <text:s/>? = uncertain; [ ] = supplied information; / = end of line)</text:p>
      <text:p text:style-name="P2"/>
      <text:p text:style-name="P4">New York Sep 30(/)69./</text:p>
      <text:p text:style-name="P2">Rev &amp; dear Sir/</text:p>
      <text:p text:style-name="P2"><text:span text:style-name="T1"><text:tab/>I am informed that your son/ is about publishing Library Notices/ of the distinguished Israelites of the/ 19</text:span><text:span text:style-name="T2">th</text:span><text:span text:style-name="T1"> Century. <text:s/>I respectfully suggest/ the names Rev. Emanuel N[?] Carvalho/ Professor of Ancient Languages &amp;c. and/ the first Minister who ever preached in/ the English Language in this country./</text:span></text:p>
      <text:p text:style-name="P2">The other is Mr. Solomon Solis whom/ you knew. <text:s/>If they are accepted/ I will prepare the notices if you/ will give me the length of the/ articles you desire./</text:p>
      <text:p text:style-name="P2"><text:tab/><text:tab/><text:tab/><text:tab/><text:tab/><text:tab/>Very respectfully &amp;c &amp;c/</text:p>
      <text:p text:style-name="P2">Rev S. Morais.<text:tab/><text:tab/><text:tab/><text:tab/><text:tab/>[?] Carvalho/</text:p>
      <text:p text:style-name="P2"><text:tab/>Phil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9-04-30T12:14:23</meta:creation-date>
    <dc:date>2011-12-13T11:29:38.88</dc:date>
    <dc:language>en-US</dc:language>
    <meta:editing-cycles>3</meta:editing-cycles>
    <meta:editing-duration>PT00H06M07S</meta:editing-duration>
    <dc:creator>Penn Libraries</dc:creator>
    <meta:document-statistic meta:table-count="0" meta:image-count="0" meta:object-count="0" meta:page-count="2" meta:paragraph-count="67" meta:word-count="267" meta:character-count="1841"/>
    <meta:user-defined meta:name="Info 1"/>
    <meta:user-defined meta:name="Info 2"/>
    <meta:user-defined meta:name="Info 3"/>
    <meta:user-defined meta:name="Info 4"/>
  </office:meta>
</office:document-meta>
</file>